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ac8c" officeooo:paragraph-rsid="0014ac8c"/>
    </style:style>
    <style:style style:name="P2" style:family="paragraph" style:parent-style-name="Standard">
      <style:text-properties officeooo:rsid="00217396" officeooo:paragraph-rsid="00217396"/>
    </style:style>
    <style:style style:name="P3" style:family="paragraph" style:parent-style-name="Standard">
      <style:text-properties officeooo:rsid="002ce973" officeooo:paragraph-rsid="002ce973"/>
    </style:style>
    <style:style style:name="P4" style:family="paragraph" style:parent-style-name="Standard">
      <style:text-properties officeooo:rsid="0032bef3" officeooo:paragraph-rsid="0032bef3"/>
    </style:style>
    <style:style style:name="P5" style:family="paragraph" style:parent-style-name="Standard">
      <style:text-properties officeooo:rsid="003611c9" officeooo:paragraph-rsid="003611c9"/>
    </style:style>
    <style:style style:name="P6" style:family="paragraph" style:parent-style-name="Standard">
      <style:text-properties officeooo:rsid="00380db4" officeooo:paragraph-rsid="00380db4"/>
    </style:style>
    <style:style style:name="P7" style:family="paragraph" style:parent-style-name="Standard" style:list-style-name="L1">
      <style:text-properties officeooo:rsid="0014ac8c" officeooo:paragraph-rsid="0014ac8c"/>
    </style:style>
    <style:style style:name="P8" style:family="paragraph" style:parent-style-name="Standard" style:list-style-name="L2">
      <style:text-properties officeooo:rsid="0014ac8c" officeooo:paragraph-rsid="0014ac8c"/>
    </style:style>
    <style:style style:name="P9" style:family="paragraph" style:parent-style-name="Standard" style:list-style-name="L5">
      <style:text-properties officeooo:rsid="0014ac8c" officeooo:paragraph-rsid="0014ac8c"/>
    </style:style>
    <style:style style:name="P10" style:family="paragraph" style:parent-style-name="Standard" style:list-style-name="L7">
      <style:text-properties officeooo:rsid="0014ac8c" officeooo:paragraph-rsid="0014ac8c"/>
    </style:style>
    <style:style style:name="P11" style:family="paragraph" style:parent-style-name="Standard" style:list-style-name="L7">
      <style:text-properties officeooo:rsid="0014ac8c" officeooo:paragraph-rsid="0018e7a9"/>
    </style:style>
    <style:style style:name="P12" style:family="paragraph" style:parent-style-name="Standard" style:list-style-name="L8">
      <style:text-properties officeooo:rsid="0014ac8c" officeooo:paragraph-rsid="0014ac8c"/>
    </style:style>
    <style:style style:name="P13" style:family="paragraph" style:parent-style-name="Standard" style:list-style-name="L2">
      <style:text-properties officeooo:rsid="0032bef3" officeooo:paragraph-rsid="0032bef3"/>
    </style:style>
    <style:style style:name="P14" style:family="paragraph" style:parent-style-name="Standard" style:list-style-name="L3">
      <style:text-properties officeooo:rsid="00380db4" officeooo:paragraph-rsid="00380db4"/>
    </style:style>
    <style:style style:name="P15" style:family="paragraph" style:parent-style-name="Standard" style:list-style-name="L4">
      <style:text-properties officeooo:rsid="003611c9" officeooo:paragraph-rsid="003611c9"/>
    </style:style>
    <style:style style:name="P16" style:family="paragraph" style:parent-style-name="Standard" style:list-style-name="L5">
      <style:text-properties officeooo:rsid="0034c4fd" officeooo:paragraph-rsid="0034c4fd"/>
    </style:style>
    <style:style style:name="P17" style:family="paragraph" style:parent-style-name="Standard" style:list-style-name="L5">
      <style:text-properties officeooo:rsid="00209799" officeooo:paragraph-rsid="00209799"/>
    </style:style>
    <style:style style:name="P18" style:family="paragraph" style:parent-style-name="Standard" style:list-style-name="L7">
      <style:text-properties officeooo:rsid="00209799" officeooo:paragraph-rsid="00209799"/>
    </style:style>
    <style:style style:name="P19" style:family="paragraph" style:parent-style-name="Standard" style:list-style-name="L6">
      <style:text-properties officeooo:rsid="00217396" officeooo:paragraph-rsid="00217396"/>
    </style:style>
    <style:style style:name="P20" style:family="paragraph" style:parent-style-name="Standard" style:list-style-name="L6">
      <style:text-properties officeooo:rsid="0021ba81" officeooo:paragraph-rsid="0021ba81"/>
    </style:style>
    <style:style style:name="P21" style:family="paragraph" style:parent-style-name="Standard" style:list-style-name="L7">
      <style:text-properties officeooo:rsid="001c9fdb" officeooo:paragraph-rsid="001c9fdb"/>
    </style:style>
    <style:style style:name="P22" style:family="paragraph" style:parent-style-name="Standard" style:list-style-name="L7">
      <style:text-properties officeooo:rsid="0018e7a9" officeooo:paragraph-rsid="0018e7a9"/>
    </style:style>
    <style:style style:name="P23" style:family="paragraph" style:parent-style-name="Standard" style:list-style-name="L8">
      <style:text-properties officeooo:rsid="00343aa0" officeooo:paragraph-rsid="00343aa0"/>
    </style:style>
    <style:style style:name="P24" style:family="paragraph" style:parent-style-name="Standard" style:list-style-name="L8">
      <style:text-properties officeooo:rsid="00344969" officeooo:paragraph-rsid="00344969"/>
    </style:style>
    <style:style style:name="P25" style:family="paragraph" style:parent-style-name="Standard" style:list-style-name="L8">
      <style:text-properties officeooo:rsid="0018366b" officeooo:paragraph-rsid="0018366b"/>
    </style:style>
    <style:style style:name="P26" style:family="paragraph" style:parent-style-name="Standard" style:list-style-name="L8">
      <style:text-properties officeooo:rsid="002530e2" officeooo:paragraph-rsid="002530e2"/>
    </style:style>
    <style:style style:name="P27" style:family="paragraph" style:parent-style-name="Standard" style:list-style-name="L9">
      <style:text-properties officeooo:rsid="002ce973" officeooo:paragraph-rsid="002ce973"/>
    </style:style>
    <style:style style:name="P28" style:family="paragraph" style:parent-style-name="Standard" style:list-style-name="L9">
      <style:text-properties officeooo:rsid="00303a11" officeooo:paragraph-rsid="00303a11"/>
    </style:style>
    <style:style style:name="P29" style:family="paragraph" style:parent-style-name="Standard" style:list-style-name="L9">
      <style:text-properties officeooo:rsid="002fe9c1" officeooo:paragraph-rsid="002fe9c1"/>
    </style:style>
    <style:style style:name="P30" style:family="paragraph" style:parent-style-name="Standard" style:list-style-name="L9">
      <style:text-properties officeooo:rsid="002e0cc4" officeooo:paragraph-rsid="002e0cc4"/>
    </style:style>
    <style:style style:name="P31" style:family="paragraph" style:parent-style-name="Standard">
      <style:text-properties officeooo:rsid="002e0cc4" officeooo:paragraph-rsid="002e0cc4"/>
    </style:style>
    <style:style style:name="P32" style:family="paragraph" style:parent-style-name="Standard" style:list-style-name="L9">
      <style:text-properties officeooo:rsid="003257ac" officeooo:paragraph-rsid="003257ac"/>
    </style:style>
    <style:style style:name="P33" style:family="paragraph" style:parent-style-name="Standard">
      <style:text-properties officeooo:rsid="003af368" officeooo:paragraph-rsid="003af368"/>
    </style:style>
    <style:style style:name="P34" style:family="paragraph" style:parent-style-name="Standard" style:list-style-name="L10">
      <style:text-properties officeooo:rsid="003af368" officeooo:paragraph-rsid="003af368"/>
    </style:style>
    <style:style style:name="P35" style:family="paragraph" style:parent-style-name="Standard" style:list-style-name="L11">
      <style:text-properties officeooo:rsid="003af368" officeooo:paragraph-rsid="003af368"/>
    </style:style>
    <style:style style:name="P36" style:family="paragraph" style:parent-style-name="Standard" style:list-style-name="L12">
      <style:text-properties officeooo:rsid="003af368" officeooo:paragraph-rsid="003af368"/>
    </style:style>
    <style:style style:name="P37" style:family="paragraph" style:parent-style-name="Standard">
      <style:text-properties officeooo:rsid="003e6018" officeooo:paragraph-rsid="003e6018"/>
    </style:style>
    <style:style style:name="T1" style:family="text">
      <style:text-properties officeooo:rsid="0018366b"/>
    </style:style>
    <style:style style:name="T2" style:family="text">
      <style:text-properties officeooo:rsid="0019d372"/>
    </style:style>
    <style:style style:name="T3" style:family="text">
      <style:text-properties officeooo:rsid="001c9fdb"/>
    </style:style>
    <style:style style:name="T4" style:family="text">
      <style:text-properties officeooo:rsid="0023aeee"/>
    </style:style>
    <style:style style:name="T5" style:family="text">
      <style:text-properties officeooo:rsid="0026313f"/>
    </style:style>
    <style:style style:name="T6" style:family="text">
      <style:text-properties officeooo:rsid="0031b433"/>
    </style:style>
    <style:style style:name="T7" style:family="text">
      <style:text-properties officeooo:rsid="003231c0"/>
    </style:style>
    <style:style style:name="T8" style:family="text">
      <style:text-properties officeooo:rsid="003257ac"/>
    </style:style>
    <style:style style:name="T9" style:family="text">
      <style:text-properties officeooo:rsid="0032bef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MS</text:p>
      <text:p text:style-name="P1"/>
      <text:p text:style-name="P1">Administrace</text:p>
      <text:p text:style-name="P1"/>
      <text:list xml:id="list3175159125408624976" text:style-name="L1">
        <text:list-item>
          <text:p text:style-name="P7"><text:span text:style-name="T8">OK </text:span>nasadit SonataAdminBundle</text:p>
        </text:list-item>
        <text:list-item>
          <text:p text:style-name="P7"><text:span text:style-name="T8">OK </text:span>umožnit přihlášení</text:p>
        </text:list-item>
        <text:list-item>
          <text:p text:style-name="P7">editace pouze po přihlášení</text:p>
        </text:list-item>
      </text:list>
      <text:p text:style-name="P1"/>
      <text:p text:style-name="P1">Dokument</text:p>
      <text:list xml:id="list3462289212497192255" text:style-name="L2">
        <text:list-item>
          <text:p text:style-name="P8"><text:span text:style-name="T9">OK </text:span>administrace typu dokumentu</text:p>
        </text:list-item>
        <text:list-item>
          <text:p text:style-name="P8"><text:span text:style-name="T9">OK </text:span>typ dokument k výběru při vytvoření stránky</text:p>
        </text:list-item>
        <text:list-item>
          <text:p text:style-name="P13">doladit administraci typu dokumentu</text:p>
        </text:list-item>
      </text:list>
      <text:p text:style-name="P4"/>
      <text:p text:style-name="P6">Editační režim</text:p>
      <text:list xml:id="list5412158089370318308" text:style-name="L3">
        <text:list-item>
          <text:p text:style-name="P14">podbarvení widgetů</text:p>
        </text:list-item>
      </text:list>
      <text:p text:style-name="P5"/>
      <text:p text:style-name="P5">Soubor</text:p>
      <text:list xml:id="list5627630916293060244" text:style-name="L4">
        <text:list-item>
          <text:p text:style-name="P15">udělat větší výpis</text:p>
        </text:list-item>
        <text:list-item>
          <text:p text:style-name="P15">nový widget na fotku/galerii/carousel</text:p>
        </text:list-item>
      </text:list>
      <text:p text:style-name="P1"/>
      <text:p text:style-name="P1">Stránka</text:p>
      <text:list xml:id="list4149737342802816308" text:style-name="L5">
        <text:list-item>
          <text:p text:style-name="P16">šablonovací systém</text:p>
        </text:list-item>
        <text:list-item>
          <text:p text:style-name="P9">vytvoření stránky – url, rodič, název, anotace, krátký popis, datum publikace, tag, seo, <text:span text:style-name="T4">status stránky – aktivní, neaktivní, archív</text:span></text:p>
        </text:list-item>
        <text:list-item>
          <text:p text:style-name="P9">editace stránky</text:p>
        </text:list-item>
        <text:list-item>
          <text:p text:style-name="P17">kopie stránky</text:p>
        </text:list-item>
      </text:list>
      <text:p text:style-name="P2">Panel</text:p>
      <text:list xml:id="list1706440590740177369" text:style-name="L6">
        <text:list-item>
          <text:p text:style-name="P19">odladit vzhled panelu, widgetů a widgetů pro přetažení</text:p>
        </text:list-item>
        <text:list-item>
          <text:p text:style-name="P20">seznam stránek na panelu</text:p>
        </text:list-item>
        <text:list-item>
          <text:p text:style-name="P20">filtrování stránek podle typu</text:p>
        </text:list-item>
        <text:list-item>
          <text:p text:style-name="P20"/>
        </text:list-item>
      </text:list>
      <text:p text:style-name="P1">Editace stránky</text:p>
      <text:list xml:id="list4690005695142592097" text:style-name="L7">
        <text:list-item>
          <text:p text:style-name="P10"><text:span text:style-name="T2">OK </text:span>přesouvání widgetů</text:p>
        </text:list-item>
        <text:list-item>
          <text:p text:style-name="P11"><text:span text:style-name="T3">OK </text:span>možnost regionům nastavit <text:span text:style-name="T1">třídu</text:span></text:p>
        </text:list-item>
        <text:list-item>
          <text:p text:style-name="P21">odladit editace regionu</text:p>
        </text:list-item>
        <text:list-item>
          <text:p text:style-name="P22">přetahování widgetů mezi regiony</text:p>
        </text:list-item>
        <text:list-item>
          <text:p text:style-name="P18">kopie widgetu</text:p>
        </text:list-item>
      </text:list>
      <text:p text:style-name="P1"/>
      <text:p text:style-name="P1">Widgety</text:p>
      <text:p text:style-name="P1"/>
      <text:list xml:id="list8531006789543565602" text:style-name="L8">
        <text:list-item>
          <text:p text:style-name="P23">šablonovací systém – strojový název, zobrazení šablony, použitá šablona, návrhy šablon</text:p>
        </text:list-item>
        <text:list-item>
          <text:p text:style-name="P24">záložky na widgetu</text:p>
        </text:list-item>
        <text:list-item>
          <text:p text:style-name="P12">nadpis</text:p>
        </text:list-item>
        <text:list-item>
          <text:p text:style-name="P12">fotky</text:p>
        </text:list-item>
        <text:list-item>
          <text:p text:style-name="P12">obrázek</text:p>
        </text:list-item>
        <text:list-item>
          <text:p text:style-name="P12">prosté html</text:p>
        </text:list-item>
        <text:list-item>
          <text:p text:style-name="P25">menu</text:p>
        </text:list-item>
        <text:list-item>
          <text:p text:style-name="P26">odkaz<text:span text:style-name="T5">y</text:span></text:p>
        </text:list-item>
        <text:list-item>
          <text:p text:style-name="P25">controller</text:p>
        </text:list-item>
        <text:list-item>
          <text:p text:style-name="P12">odkaz na stránku</text:p>
        </text:list-item>
        <text:list-item>
          <text:p text:style-name="P12"><text:soft-page-break/>výpis stránek podle tagu</text:p>
        </text:list-item>
        <text:list-item>
          <text:p text:style-name="P12">doladit novinky</text:p>
        </text:list-item>
        <text:list-item>
          <text:p text:style-name="P12">podle webu Martina</text:p>
        </text:list-item>
      </text:list>
      <text:p text:style-name="P1"/>
      <text:p text:style-name="P3">TODO 2. 2. 2018:</text:p>
      <text:p text:style-name="P3"/>
      <text:list xml:id="list8924117489304628002" text:style-name="L9">
        <text:list-item>
          <text:p text:style-name="P27"><text:span text:style-name="T6">OK </text:span>u názvu widgetu ikona přesouvání</text:p>
        </text:list-item>
        <text:list-item>
          <text:p text:style-name="P27"><text:span text:style-name="T6">OK </text:span>doladit helper pro přesouvání</text:p>
        </text:list-item>
        <text:list-item>
          <text:p text:style-name="P28"><text:span text:style-name="T6">OK </text:span>upravit tiny</text:p>
        </text:list-item>
        <text:list-item>
          <text:p text:style-name="P27"><text:span text:style-name="T7">OK </text:span>pravý panel jstree</text:p>
        </text:list-item>
        <text:list-item>
          <text:p text:style-name="P29"><text:span text:style-name="T7">OK </text:span>zavírání pravého panelu</text:p>
        </text:list-item>
        <text:list-item>
          <text:p text:style-name="P27">2 nové widgety – nadpis + nějaký</text:p>
        </text:list-item>
        <text:list-item>
          <text:p text:style-name="P30"><text:span text:style-name="T7">OK </text:span>řešení uploadu obrázků</text:p>
        </text:list-item>
        <text:list-item>
          <text:p text:style-name="P32">OK nasazení Sonata Admin</text:p>
        </text:list-item>
      </text:list>
      <text:p text:style-name="P31"/>
      <text:p text:style-name="P33">TODO 9.2.2017</text:p>
      <text:p text:style-name="P33"/>
      <text:list xml:id="list145157306931760730" text:style-name="L10">
        <text:list-item>
          <text:p text:style-name="P34">odladit šablonovaní widgetu, formuláře widgetu a stránky</text:p>
        </text:list-item>
        <text:list-item>
          <text:p text:style-name="P34">VYTVOŘENÍ WIDGETU S FOTKOU</text:p>
        </text:list-item>
        <text:list-item>
          <text:p text:style-name="P34">výpis stránek – aktuality, fotogalerie – vymyslet jak s název, popisem, fotkou a dalšími informacemi</text:p>
        </text:list-item>
      </text:list>
      <text:p text:style-name="P33"/>
      <text:p text:style-name="P33">Stránka</text:p>
      <text:p text:style-name="P33"/>
      <text:list xml:id="list320142820741782725" text:style-name="L11">
        <text:list-item>
          <text:p text:style-name="P35">definice šablon – složka pro doménu, automatické vyhledávání složky podle domény</text:p>
        </text:list-item>
      </text:list>
      <text:p text:style-name="P33"/>
      <text:p text:style-name="P33">Widget</text:p>
      <text:p text:style-name="P33"/>
      <text:list xml:id="list705322541608791630" text:style-name="L12">
        <text:list-item>
          <text:p text:style-name="P36">možnost úpravy šablony widgetu pro editaci</text:p>
        </text:list-item>
        <text:list-item>
          <text:p text:style-name="P36">možnost přepsat šablonu pomocí strojového názvu </text:p>
        </text:list-item>
        <text:list-item>
          <text:p text:style-name="P36">možná vytvořit definici šablony pro widget v administraci – možnost definovat šablony pro uživatele, aby byl jejich výběr jednodušší – název + obrázek</text:p>
        </text:list-item>
      </text:list>
      <text:p text:style-name="P33"/>
      <text:p text:style-name="P33"/>
      <text:p text:style-name="P37">SYMFONY</text:p>
      <text:p text:style-name="P37"/>
      <text:p text:style-name="P37">https://symfony.com/doc/3.4/reference/twig_reference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2T13:18:06.159058496</meta:creation-date>
    <meta:generator>LibreOffice/5.1.6.2$Linux_X86_64 LibreOffice_project/10m0$Build-2</meta:generator>
    <dc:date>2018-02-09T13:25:08.299048420</dc:date>
    <meta:editing-duration>P1DT18H23M53S</meta:editing-duration>
    <meta:editing-cycles>27</meta:editing-cycles>
    <meta:document-statistic meta:table-count="0" meta:image-count="0" meta:object-count="0" meta:page-count="2" meta:paragraph-count="65" meta:word-count="298" meta:character-count="1839" meta:non-whitespace-character-count="1645"/>
  </office:meta>
</office:document-meta>
</file>